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nion" svg:font-family="Minion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_31_b_20_-_20_List" style:list-style-name="WWNum11"/>
    <style:style style:name="P2" style:family="paragraph" style:parent-style-name="_31_b_20_-_20_List" style:list-style-name="WWNum16"/>
    <style:style style:name="P3" style:family="paragraph" style:parent-style-name="_32_b_20_-_20_List" style:list-style-name="WWNum12"/>
    <style:style style:name="P4" style:family="paragraph" style:parent-style-name="_33_b_20_-_20_List" style:list-style-name="WWNum13"/>
    <style:style style:name="P5" style:family="paragraph" style:parent-style-name="Body_20_Text_20_Indent_20_3">
      <style:paragraph-properties fo:margin-top="0in" fo:margin-bottom="0.1665in" style:contextual-spacing="false"/>
    </style:style>
    <style:style style:name="P6" style:family="paragraph" style:parent-style-name="Chapter_20_Name" style:master-page-name="Standard">
      <style:paragraph-properties style:page-number="1"/>
    </style:style>
    <style:style style:name="P7" style:family="paragraph" style:parent-style-name="Heading_20_1" style:list-style-name="WWNum9"/>
    <style:style style:name="P8" style:family="paragraph" style:parent-style-name="Heading_20_2" style:list-style-name="WWNum9"/>
    <style:style style:name="P9" style:family="paragraph" style:parent-style-name="Heading_20_3" style:list-style-name="WWNum9"/>
    <style:style style:name="P10" style:family="paragraph" style:parent-style-name="Heading_20_4" style:list-style-name="WWNum9"/>
    <style:style style:name="P11" style:family="paragraph" style:parent-style-name="Heading_20_5" style:list-style-name="WWNum9"/>
    <style:style style:name="P12" style:family="paragraph" style:parent-style-name="List" style:list-style-name="WWNum4"/>
    <style:style style:name="P13" style:family="paragraph" style:parent-style-name="Text_20_body">
      <style:text-properties officeooo:paragraph-rsid="000a76ec"/>
    </style:style>
    <style:style style:name="T1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loext:content-control loext:plain-text="true" loext:alias="Click here and type title." loext:tag="Program Session Title" loext:id="-1540732751">Program Session Title</loext:content-control></text:p>
      <text:p text:style-name="Speaker_20_Name_20_-_20_City"><loext:content-control loext:alias="Click here and type your full name." loext:tag="Speaker/Author Name" loext:id="-2084986673">Your Full Name</loext:content-control> – <loext:content-control loext:alias="Click here and type your city." loext:tag="Speaker/Author City" loext:id="1615557433">Your City</loext:content-control></text:p>
      <text:list xml:id="list2067434319" text:style-name="WWNum9">
        <text:list-item>
          <text:h text:style-name="P7" text:outline-level="1">NCBA CLE manuscript Template</text:h>
        </text:list-item>
      </text:list>
      <text:p text:style-name="Text_20_body">This is the NCBA CLE Manuscript Template. You can use this template in either of the following ways: </text:p>
      <text:list xml:id="list1620873790" text:style-name="WWNum11">
        <text:list-item>
          <text:p text:style-name="P1">Paste your manuscript into this template; or</text:p>
        </text:list-item>
        <text:list-item>
          <text:p text:style-name="P1">Simply start typing. </text:p>
        </text:list-item>
      </text:list>
      <text:p text:style-name="Text_20_body" loext:marker-style-name="T1">For either option, remember to delete template text prior to use, beginning with HEADING A above. Replace “Program Session Title”, “Your Full Name”, and “Your City” placeholders with applicable information.<text:span text:style-name="T1"/></text:p>
      <text:list text:continue-list="list2067434319" text:style-name="WWNum9">
        <text:list-item>
          <text:h text:style-name="P7" text:outline-level="1">manuscript template styles</text:h>
        </text:list-item>
      </text:list>
      <text:p text:style-name="P13">This template contains preformatted named styles, as shown in heading C below. They may be found on the Home tab in the Styles gallery above. Use direct formatting (bold, italics, underline, etc.) to emphasize specific words and/or short phrases within standard body text. Aside from this exception, please avoid modifying style attributes in the template.</text:p>
      <text:list xml:id="list144219354989520" text:continue-numbering="true" text:style-name="WWNum9">
        <text:list-item>
          <text:h text:style-name="P7" text:outline-level="1">1 – Heading 1</text:h>
        </text:list-item>
      </text:list>
      <text:p text:style-name="Text_20_body">1a – Body Text</text:p>
      <text:list text:style-name="WWNum4">
        <text:list-item>
          <text:p text:style-name="P12">List</text:p>
        </text:list-item>
      </text:list>
      <text:list text:continue-list="list1620873790" text:style-name="WWNum16">
        <text:list-item text:start-value="1">
          <text:p text:style-name="P2">1b – List </text:p>
        </text:list-item>
      </text:list>
      <text:list xml:id="list144219203749602" text:continue-list="list144219354989520" text:style-name="WWNum9">
        <text:list-item>
          <text:list>
            <text:list-item>
              <text:h text:style-name="P8" text:outline-level="2">2 – Heading 2</text:h>
            </text:list-item>
          </text:list>
        </text:list-item>
      </text:list>
      <text:p text:style-name="Text_20_body_20_indent">2a – Body Text Indent</text:p>
      <text:list text:style-name="WWNum12">
        <text:list-item>
          <text:p text:style-name="P3">2b – List</text:p>
        </text:list-item>
      </text:list>
      <text:list xml:id="list144218970775288" text:continue-list="list144219203749602" text:style-name="WWNum9">
        <text:list-item>
          <text:list>
            <text:list-item>
              <text:list>
                <text:list-item>
                  <text:h text:style-name="P9" text:outline-level="3"><text:soft-page-break/>3 – Heading 3</text:h>
                  <text:list>
                    <text:list-item>
                      <text:h text:style-name="P10" text:outline-level="4">Heading 4</text:h>
                      <text:list>
                        <text:list-item>
                          <text:h text:style-name="P11" text:outline-level="5">Heading 5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Body_20_Text_20_Indent_20_2">3a – Body Text Indent 2</text:p>
      <text:list text:style-name="WWNum13">
        <text:list-item>
          <text:p text:style-name="P4">3b – List</text:p>
        </text:list-item>
      </text:list>
      <text:list text:continue-list="list144218970775288" text:style-name="WWNum9">
        <text:list-item>
          <text:list>
            <text:list-item>
              <text:list>
                <text:list-item>
                  <text:list>
                    <text:list-item>
                      <text:h text:style-name="P10" text:outline-level="4">4 – Heading 4</text:h>
                    </text:list-item>
                  </text:list>
                </text:list-item>
              </text:list>
            </text:list-item>
          </text:list>
        </text:list-item>
      </text:list>
      <text:p text:style-name="P5">4a – Body Text Indent 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nion" svg:font-family="Minion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Minion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Minion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20%" fo:text-align="justify" style:justify-single-word="false" fo:orphans="2" fo:widows="2" fo:hyphenation-ladder-count="no-limit" fo:text-indent="0.5in" style:auto-text-indent="false" style:writing-mode="lr-tb"/>
      <style:text-properties style:use-window-font-color="true" loext:opacity="0%" style:font-name="Minion" fo:font-family="Minion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style:letter-kerning="true"/>
    </style:style>
    <style:style style:name="List" style:family="paragraph" style:parent-style-name="Standard" style:auto-update="true" style:list-style-name="List_20_1" style:list-level="1" style:class="list">
      <style:paragraph-properties fo:margin-top="0in" fo:margin-bottom="0.1665in" style:contextual-spacing="tru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Text_20_body" loext:linked-style-name="Heading_20_1_20_Char" style:default-outline-level="1" style:list-style-name="WWNum9" style:list-level="1" style:class="text">
      <style:paragraph-properties fo:text-align="start" style:justify-single-word="false" fo:keep-together="always" fo:keep-with-next="always"/>
      <style:text-properties fo:text-transform="uppercase" fo:color="#000000" loext:opacity="100%" style:text-underline-style="non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Heading_20_1" style:next-style-name="Text_20_body" loext:linked-style-name="Heading_20_2_20_Char" style:default-outline-level="2" style:list-style-name="WWNum9" style:list-level="2" style:class="text">
      <style:text-properties fo:font-variant="normal" fo:text-transform="non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Heading_20_2" style:next-style-name="Text_20_body" loext:linked-style-name="Heading_20_3_20_Char" style:auto-update="true" style:default-outline-level="3" style:class="text">
      <style:paragraph-properties>
        <style:tab-stops>
          <style:tab-stop style:position="1in"/>
        </style:tab-stops>
      </style:paragraph-properties>
      <style:text-properties style:use-window-font-color="true" loext:opacity="0%"/>
    </style:style>
    <style:style style:name="Heading_20_4" style:display-name="Heading 4" style:family="paragraph" style:parent-style-name="Heading_20_3" style:next-style-name="Text_20_body" loext:linked-style-name="Heading_20_4_20_Char" style:default-outline-level="4" style:class="text">
      <style:paragraph-properties>
        <style:tab-stops>
          <style:tab-stop style:position="1.5in"/>
        </style:tab-stops>
      </style:paragraph-properties>
      <style:text-properties style:font-style-complex="italic"/>
    </style:style>
    <style:style style:name="Heading_20_5" style:display-name="Heading 5" style:family="paragraph" style:parent-style-name="Heading_20_4" style:next-style-name="Text_20_body" loext:linked-style-name="Heading_20_5_20_Char" style:default-outline-level="5" style:list-style-name="WWNum9" style:list-level="5" style:class="text">
      <style:paragraph-properties>
        <style:tab-stops>
          <style:tab-stop style:position="2in"/>
        </style:tab-stops>
      </style:paragraph-properties>
    </style:style>
    <style:style style:name="Heading_20_6" style:display-name="Heading 6" style:family="paragraph" style:parent-style-name="Chapter_20_Number" style:next-style-name="Chapter_20_Name" loext:linked-style-name="Heading_20_6_20_Char" style:default-outline-level="6" style:list-style-name="WWNum5" style:list-level="1" style:class="text"/>
    <style:style style:name="Heading_20_7" style:display-name="Heading 7" style:family="paragraph" style:parent-style-name="Chapter_20_Number" style:next-style-name="Chapter_20_Name" loext:linked-style-name="Heading_20_7_20_Char" style:default-outline-level="7" style:list-style-name="" style:class="text">
      <style:text-properties style:text-underline-style="non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 fo:text-indent="0in" style:auto-text-indent="false" fo:padding-left="0in" fo:padding-right="0in" fo:padding-top="0.111in" fo:padding-bottom="0in" fo:border-left="none" fo:border-right="none" fo:border-top="0.26pt solid #000000" fo:border-bottom="none"/>
      <style:text-properties fo:color="#808080" loext:opacity="100%" fo:font-weight="bold" style:font-weight-asian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Chapter_20_Number" style:display-name="Chapter Number" style:family="paragraph" style:parent-style-name="Standard" style:next-style-name="Chapter_20_Name" loext:linked-style-name="Chapter_20_Number_20_Char">
      <style:paragraph-properties fo:margin-top="0in" fo:margin-bottom="0.028in" style:contextual-spacing="false" fo:line-height="100%" fo:text-align="center" style:justify-single-word="false" fo:text-indent="0in" style:auto-text-indent="false"/>
      <style:text-properties fo:text-transform="uppercase" fo:font-size="14pt" style:text-underline-style="solid" style:text-underline-width="auto" style:text-underline-color="font-color" fo:font-weight="bold" style:font-size-asian="14pt" style:font-weight-asian="bold"/>
    </style:style>
    <style:style style:name="Chapter_20_Name" style:display-name="Chapter Name" style:family="paragraph" style:parent-style-name="Standard" style:next-style-name="Speaker_20_Name_20_-_20_City" loext:linked-style-name="Chapter_20_Name_20_Char">
      <style:paragraph-properties fo:line-height="100%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Speaker_20_Name_20_-_20_City" style:display-name="Speaker Name - City" style:family="paragraph" style:parent-style-name="Standard" style:next-style-name="Standard" loext:linked-style-name="Speaker_20_Name_20_-_20_City_20_Char">
      <style:paragraph-properties fo:margin-top="0in" fo:margin-bottom="0.3335in" style:contextual-spacing="false" fo:text-align="center" style:justify-single-word="false" fo:text-indent="0in" style:auto-text-indent="false"/>
      <style:text-properties fo:font-style="italic" style:font-style-asian="italic"/>
    </style:style>
    <style:style style:name="Table_20_of_20_Contents" style:display-name="Table of Contents" style:family="paragraph" style:parent-style-name="Standard" loext:linked-style-name="Table_20_of_20_Contents_20_Char">
      <style:paragraph-properties fo:margin-top="0in" fo:margin-bottom="0.0138in" style:contextual-spacing="false" fo:text-indent="0in" style:auto-text-indent="false">
        <style:tab-stops>
          <style:tab-stop style:position="0in"/>
          <style:tab-stop style:position="0.5in"/>
          <style:tab-stop style:position="1in"/>
          <style:tab-stop style:position="6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in" fo:margin-top="0in" fo:margin-bottom="0.1665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list-style-name="WWNum1" style:list-level="1" style:class="index">
      <style:paragraph-properties fo:margin-top="0in" fo:margin-bottom="0in" style:contextual-spacing="false" fo:text-indent="-0.5in" style:auto-text-indent="false"/>
    </style:style>
    <style:style style:name="Block_20_Quote" style:display-name="Block Quote" style:family="paragraph" style:parent-style-name="Standard" style:next-style-name="Text_20_body">
      <style:paragraph-properties fo:margin-left="0.5in" fo:margin-right="0.5in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 fo:text-indent="0in" style:auto-text-indent="false"/>
      <style:text-properties fo:font-size="10pt" style:font-size-asian="10pt" style:font-size-complex="10pt"/>
    </style:style>
    <style:style style:name="macro" style:family="paragraph" loext:linked-style-name="Macro_20_Text_20_Char">
      <style:paragraph-properties fo:margin-top="0in" fo:margin-bottom="0in" style:contextual-spacing="false" fo:line-height="120%" fo:text-align="justify" style:justify-single-word="false" fo:orphans="2" fo:widows="2" fo:hyphenation-ladder-count="no-limit" fo:text-indent="0.5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loext:opacity="0%" style:font-name="Consolas" fo:font-family="Consolas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US" style:font-name-complex="Consolas1" style:font-family-complex="Consolas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list-style-name="WWNum2" style:list-level="1" style:class="index">
      <style:paragraph-properties fo:margin-top="0in" fo:margin-bottom="0in" style:contextual-spacing="false" fo:text-indent="-0.5in" style:auto-text-indent="false"/>
    </style:style>
    <style:style style:name="Contents_20_3" style:display-name="Contents 3" style:family="paragraph" style:parent-style-name="Standard" style:next-style-name="Standard" style:list-style-name="WWNum3" style:list-level="1" style:class="index">
      <style:paragraph-properties fo:margin-top="0in" fo:margin-bottom="0in" style:contextual-spacing="false" fo:text-indent="-0.5in" style:auto-text-indent="false"/>
    </style:style>
    <style:style style:name="CaseLaw" style:family="paragraph" style:parent-style-name="Standard" style:next-style-name="Standard" loext:linked-style-name="CaseLaw_20_Char">
      <style:text-properties fo:font-style="italic" style:font-style-asian="italic"/>
    </style:style>
    <style:style style:name="Text_20_body_20_indent" style:display-name="Text body indent" style:family="paragraph" style:parent-style-name="Text_20_body" loext:linked-style-name="Body_20_Text_20_Indent_20_Char" style:class="text">
      <style:text-properties style:letter-kerning="false"/>
    </style:style>
    <style:style style:name="Body_20_Text_20_Indent_20_2" style:display-name="Body Text Indent 2" style:family="paragraph" style:parent-style-name="Text_20_body" loext:linked-style-name="Body_20_Text_20_Indent_20_2_20_Char">
      <style:paragraph-properties fo:text-indent="1in" style:auto-text-indent="false"/>
      <style:text-properties style:letter-kerning="false"/>
    </style:style>
    <style:style style:name="Body_20_Text_20_Indent_20_3" style:display-name="Body Text Indent 3" style:family="paragraph" style:parent-style-name="Body_20_Text_20_Indent_20_2" loext:linked-style-name="Body_20_Text_20_Indent_20_3_20_Char">
      <style:paragraph-properties fo:text-indent="1.5in" style:auto-text-indent="false"/>
      <style:text-properties style:letter-kerning="true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5in" fo:margin-right="0.5in" fo:text-indent="0in" style:auto-text-indent="false"/>
      <style:text-properties style:font-name-asian="F" style:font-family-generic-asian="system" style:font-pitch-asian="variable" style:font-style-complex="italic"/>
    </style:style>
    <style:style style:name="Normal_20__28_Web_29_" style:display-name="Normal (Web)" style:family="paragraph" style:parent-style-name="Standard">
      <style:paragraph-properties fo:line-height="100%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2_20__28_WW_29_" style:display-name="List 2 (WW)" style:family="paragraph" style:parent-style-name="Standard" style:list-style-name="WWNum8" style:list-level="1">
      <style:paragraph-properties fo:margin-top="0in" fo:margin-bottom="0.1665in" style:contextual-spacing="tru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 fo:text-indent="0.5in" style:auto-text-indent="false"/>
      <style:text-properties fo:color="#5a5a5a" loext:opacity="100%" style:font-name="Calibri" fo:font-family="Calibri" style:font-family-generic="roman" style:font-pitch="variable" fo:font-size="11pt" fo:letter-spacing="0.0102in" style:font-name-asian="F" style:font-family-generic-asian="system" style:font-pitch-asian="variable" style:font-size-asian="11pt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Body_20_Text_20_First_20_Indent_20_2" style:display-name="Body Text First Indent 2" style:family="paragraph" style:parent-style-name="Text_20_body_20_indent" loext:linked-style-name="Body_20_Text_20_First_20_Indent_20_2_20_Char"/>
    <style:style style:name="Contents_20_4" style:display-name="Contents 4" style:family="paragraph" style:parent-style-name="Standard" style:class="index">
      <style:paragraph-properties fo:margin-left="2in" fo:margin-top="0in" fo:margin-bottom="0in" style:contextual-spacing="false" fo:text-align="start" style:justify-single-word="false" fo:orphans="0" fo:widows="0" fo:text-indent="-0.5in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weight-complex="bold"/>
    </style:style>
    <style:style style:name="Table_20_Paragraph" style:display-name="Table Paragraph" style:family="paragraph" style:parent-style-name="Standard">
      <style:paragraph-properties fo:margin-top="0in" fo:margin-bottom="0in" style:contextual-spacing="false" fo:text-align="start" style:justify-single-word="false" fo:text-indent="0in" style:auto-text-indent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Chapter_20_Title_20_Page_20_-_20_Ch._20_Title" style:display-name="Chapter Title Page - Ch. Title" style:family="paragraph" style:parent-style-name="Standard" loext:linked-style-name="Chapter_20_Title_20_Page_20_-_20_Ch._20_Title_20_Char">
      <style:paragraph-properties fo:margin-top="0in" fo:margin-bottom="1.25in" style:contextual-spacing="false" fo:line-height="108%" fo:text-align="center" style:justify-single-word="false" fo:text-indent="0in" style:auto-text-indent="false"/>
      <style:text-properties fo:color="#404040" loext:opacity="100%" fo:font-size="30pt" style:font-name-asian="Calibri1" style:font-family-asian="Calibri" style:font-family-generic-asian="system" style:font-pitch-asian="variable" style:font-size-asian="30pt" style:font-name-complex="Times New Roman1" style:font-family-complex="'Times New Roman'" style:font-family-generic-complex="system" style:font-pitch-complex="variable" style:font-size-complex="30pt"/>
    </style:style>
    <style:style style:name="Chapter_20_Title_20_Page_20_-_20_Speaker_20_Info" style:display-name="Chapter Title Page - Speaker Info" style:family="paragraph" style:parent-style-name="Standard" loext:linked-style-name="Chapter_20_Title_20_Page_20_-_20_Speaker_20_Info_20_Char">
      <style:paragraph-properties fo:margin-top="0in" fo:margin-bottom="0in" style:contextual-spacing="false" fo:line-height="108%" fo:text-align="center" style:justify-single-word="false" fo:text-indent="0in" style:auto-text-indent="false"/>
      <style:text-properties fo:color="#404040" loext:opacity="100%" fo:font-size="20pt" fo:font-style="italic" style:font-name-asian="Calibri1" style:font-family-asian="Calibri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List_20_2" style:display-name="List 2" style:family="paragraph" style:parent-style-name="Standard" style:class="list">
      <style:paragraph-properties fo:margin-top="0in" fo:margin-bottom="0.1665in" style:contextual-spacing="true" fo:text-indent="0in" style:auto-text-indent="false"/>
    </style:style>
    <style:style style:name="List_20_3" style:display-name="List 3" style:family="paragraph" style:parent-style-name="Standard" style:list-style-name="WWNum6" style:list-level="1" style:class="list">
      <style:paragraph-properties fo:margin-top="0in" fo:margin-bottom="0.1665in" style:contextual-spacing="true"/>
    </style:style>
    <style:style style:name="Numbered_20_List" style:display-name="Numbered List" style:family="paragraph" style:parent-style-name="List_20_3_20__28_WW_29_" loext:linked-style-name="Numbered_20_List_20_Char" style:list-style-name="WWNum7" style:list-level="1">
      <style:paragraph-properties fo:margin-left="1.5in"/>
    </style:style>
    <style:style style:name="List_20_3_20__28_WW_29_" style:display-name="List 3 (WW)" style:family="paragraph" style:parent-style-name="Standard">
      <style:paragraph-properties fo:margin-left="1in" fo:margin-top="0in" fo:margin-bottom="0.1665in" style:contextual-spacing="true" fo:text-indent="-0.5in" style:auto-text-indent="false"/>
    </style:style>
    <style:style style:name="Speaker_20_Info_20_-_20_Ch_20_Title_20_Page" style:display-name="Speaker Info - Ch Title Page" style:family="paragraph" style:parent-style-name="Standard" loext:linked-style-name="Speaker_20_Info_20_-_20_Ch_20_Title_20_Page_20_Char">
      <style:paragraph-properties fo:margin-left="0.5in" fo:margin-right="0.5in" fo:margin-top="0in" fo:margin-bottom="0in" style:contextual-spacing="false" fo:text-align="center" style:justify-single-word="false" fo:text-indent="0in" style:auto-text-indent="false"/>
      <style:text-properties fo:color="#404040" loext:opacity="100%" fo:font-size="20pt" fo:font-style="italic" style:font-name-asian="Calibri1" style:font-family-asian="Calibri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1665in" style:contextual-spacing="tru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left="1.5in" fo:margin-top="0in" fo:margin-bottom="0.1665in" style:contextual-spacing="true" fo:text-indent="-0.5in" style:auto-text-indent="false">
        <style:tab-stops>
          <style:tab-stop style:position="1.5in"/>
        </style:tab-stops>
      </style:paragraph-properties>
      <style:text-properties style:font-size-complex="8pt"/>
    </style:style>
    <style:style style:name="Body_20_Text_20_4" style:display-name="Body Text 4" style:family="paragraph" style:parent-style-name="Text_20_body" loext:linked-style-name="Body_20_Text_20_4_20_Char">
      <style:paragraph-properties fo:margin-top="0in" fo:margin-bottom="0.1665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 fo:text-indent="0in" style:auto-text-indent="false"/>
      <style:text-properties fo:font-size="10pt" style:font-name-asian="F" style:font-family-generic-asian="system" style:font-pitch-asian="variable" style:font-size-asian="10pt" style:font-size-complex="10pt"/>
    </style:style>
    <style:style style:name="Numbered_20_Paragraph_20_-_20_Level_20_3" style:display-name="Numbered Paragraph - Level 3" style:family="paragraph" style:parent-style-name="Text_20_body" loext:linked-style-name="Numbered_20_Paragraph_20_-_20_Level_20_3_20_Char">
      <style:paragraph-properties fo:margin-top="0in" fo:margin-bottom="0.1665in" style:contextual-spacing="true" fo:text-indent="0in" style:auto-text-indent="false"/>
    </style:style>
    <style:style style:name="_33_b_20_-_20_Paragraph_20_Outline" style:display-name="3b - Paragraph Outline" style:family="paragraph" style:parent-style-name="Text_20_body" loext:linked-style-name="_33_b_20_-_20_Paragraph_20_Outline_20_Char" style:list-style-name="WWNum10" style:list-level="4">
      <style:paragraph-properties fo:margin-top="0in" fo:margin-bottom="0.1665in" style:contextual-spacing="true"/>
    </style:style>
    <style:style style:name="_31_b_20_-_20_List" style:display-name="1b - List" style:family="paragraph" style:parent-style-name="Text_20_body" loext:linked-style-name="_31_b_20_-_20_List_20_Char" style:list-style-name="WWNum11" style:list-level="1"/>
    <style:style style:name="_32_b_20_-_20_List" style:display-name="2b - List" style:family="paragraph" style:parent-style-name="_31_b_20_-_20_List" loext:linked-style-name="_32_b_20_-_20_List_20_Char" style:list-style-name="WWNum12" style:list-level="1">
      <style:paragraph-properties fo:margin-left="1.25in"/>
    </style:style>
    <style:style style:name="_33_b_20_-_20_List" style:display-name="3b - List" style:family="paragraph" style:parent-style-name="Body_20_Text_20_Indent_20_2" loext:linked-style-name="_33_b_20_-_20_List_20_Char" style:list-style-name="WWNum13" style:list-level="1">
      <style:paragraph-properties fo:margin-left="1.75in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 loext:linked-style-name="Footer">
      <style:text-properties fo:color="#808080" loext:opacity="100%" fo:font-weight="bold" style:font-weight-asian="bold">
        <loext:char-complex-color loext:theme-type="light1" loext:color-type="theme">
          <loext:transformation loext:type="shade" loext:value="4980"/>
        </loext:char-complex-color>
      </style:text-properties>
    </style:style>
    <style:style style:name="Chapter_20_Number_20_Char" style:display-name="Chapter Number Char" style:family="text" style:parent-style-name="Default_20_Paragraph_20_Font" loext:linked-style-name="Chapter_20_Number">
      <style:text-properties fo:text-transform="uppercase" fo:font-size="14pt" style:text-underline-style="solid" style:text-underline-width="auto" style:text-underline-color="font-color" fo:font-weight="bold" style:font-size-asian="14pt" style:font-weight-asian="bold"/>
    </style:style>
    <style:style style:name="Chapter_20_Name_20_Char" style:display-name="Chapter Name Char" style:family="text" style:parent-style-name="Default_20_Paragraph_20_Font" loext:linked-style-name="Chapter_20_Name">
      <style:text-properties fo:font-size="14pt" fo:font-weight="bold" style:font-size-asian="14pt" style:font-weight-asian="bold"/>
    </style:style>
    <style:style style:name="Speaker_20_Name_20_-_20_City_20_Char" style:display-name="Speaker Name - City Char" style:family="text" style:parent-style-name="Default_20_Paragraph_20_Font" loext:linked-style-name="Speaker_20_Name_20_-_20_City">
      <style:text-properties fo:font-style="italic" style:font-style-asian="italic"/>
    </style:style>
    <style:style style:name="Table_20_of_20_Contents_20_Char" style:display-name="Table of Contents Char" style:family="text" style:parent-style-name="Default_20_Paragraph_20_Font" loext:linked-style-name="Table_20_of_20_Contents"/>
    <style:style style:name="Heading_20_1_20_Char" style:display-name="Heading 1 Char" style:family="text" style:parent-style-name="Default_20_Paragraph_20_Font" loext:linked-style-name="Heading_20_1">
      <style:text-properties fo:text-transform="uppercase" fo:color="#000000" loext:opacity="100%" style:text-underline-style="non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_20_Char" style:display-name="Heading 2 Char" style:family="text" style:parent-style-name="Default_20_Paragraph_20_Font" loext:linked-style-name="Heading_20_2">
      <style:text-properties fo:color="#000000" loext:opacity="100%" style:text-underline-style="non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text-underline-style="non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style:text-underline-style="non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style:text-underline-style="non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style-complex="italic"/>
    </style:style>
    <style:style style:name="Heading_20_6_20_Char" style:display-name="Heading 6 Char" style:family="text" style:parent-style-name="Default_20_Paragraph_20_Font" loext:linked-style-name="Heading_20_6">
      <style:text-properties fo:text-transform="uppercase" fo:font-size="14pt" style:text-underline-style="solid" style:text-underline-width="auto" style:text-underline-color="font-color" fo:font-weight="bold" style:font-size-asian="14pt" style:font-weight-asian="bold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fo:text-transform="uppercase" fo:font-size="14pt" fo:font-weight="bold" style:font-size-asian="14pt" style:font-weight-asian="bold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aseLaw_20_Char" style:display-name="CaseLaw Char" style:family="text" style:parent-style-name="Default_20_Paragraph_20_Font" loext:linked-style-name="CaseLaw">
      <style:text-properties fo:font-style="italic" style:font-style-asian="italic"/>
    </style:style>
    <style:style style:name="Body_20_Text_20_Indent_20_Char" style:display-name="Body Text Indent Char" style:family="text" style:parent-style-name="Default_20_Paragraph_20_Font"/>
    <style:style style:name="Body_20_Text_20_Indent_20_2_20_Char" style:display-name="Body Text Indent 2 Char" style:family="text" style:parent-style-name="Default_20_Paragraph_20_Font" loext:linked-style-name="Body_20_Text_20_Indent_20_2"/>
    <style:style style:name="Body_20_Text_20_Indent_20_3_20_Char" style:display-name="Body Text Indent 3 Char" style:family="text" style:parent-style-name="Default_20_Paragraph_20_Font" loext:linked-style-name="Body_20_Text_20_Indent_20_3">
      <style:text-properties style:letter-kerning="true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Header_20_Char" style:display-name="Header Char" style:family="text" style:parent-style-name="Default_20_Paragraph_20_Font" loext:linked-style-name="Head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F" style:font-family-generic-asian="system" style:font-pitch-asian="variable" style:font-size-asian="11pt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/>
    <style:style style:name="Chapter_20_Title_20_Page_20_-_20_Ch._20_Title_20_Char" style:display-name="Chapter Title Page - Ch. Title Char" style:family="text" style:parent-style-name="Default_20_Paragraph_20_Font" loext:linked-style-name="Chapter_20_Title_20_Page_20_-_20_Ch._20_Title">
      <style:text-properties fo:color="#404040" loext:opacity="100%" fo:font-size="30pt" style:font-name-asian="Calibri1" style:font-family-asian="Calibri" style:font-family-generic-asian="system" style:font-pitch-asian="variable" style:font-size-asian="30pt" style:font-name-complex="Times New Roman1" style:font-family-complex="'Times New Roman'" style:font-family-generic-complex="system" style:font-pitch-complex="variable" style:font-size-complex="30pt"/>
    </style:style>
    <style:style style:name="Chapter_20_Title_20_Page_20_-_20_Speaker_20_Info_20_Char" style:display-name="Chapter Title Page - Speaker Info Char" style:family="text" style:parent-style-name="Default_20_Paragraph_20_Font" loext:linked-style-name="Chapter_20_Title_20_Page_20_-_20_Speaker_20_Info">
      <style:text-properties fo:color="#404040" loext:opacity="100%" fo:font-size="20pt" fo:font-style="italic" style:font-name-asian="Calibri1" style:font-family-asian="Calibri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ed_20_List_20_Char" style:display-name="Numbered List Char" style:family="text" style:parent-style-name="Default_20_Paragraph_20_Font" loext:linked-style-name="Numbered_20_List"/>
    <style:style style:name="Speaker_20_Info_20_-_20_Ch_20_Title_20_Page_20_Char" style:display-name="Speaker Info - Ch Title Page Char" style:family="text" style:parent-style-name="Default_20_Paragraph_20_Font" loext:linked-style-name="Speaker_20_Info_20_-_20_Ch_20_Title_20_Page">
      <style:text-properties fo:color="#404040" loext:opacity="100%" fo:font-size="20pt" fo:font-style="italic" style:font-name-asian="Calibri1" style:font-family-asian="Calibri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style:font-size-complex="8pt"/>
    </style:style>
    <style:style style:name="Body_20_Text_20_4_20_Char" style:display-name="Body Text 4 Char" style:family="text" style:parent-style-name="Body_20_Text_20_Char" loext:linked-style-name="Body_20_Text_20_4">
      <style:text-properties style:letter-kerning="true"/>
    </style:style>
    <style:style style:name="Endnote_20_Text_20_Char" style:display-name="Endnote Text Char" style:family="text" style:parent-style-name="Default_20_Paragraph_20_Font" loext:linked-style-name="Endnote">
      <style:text-properties fo:font-size="10pt" style:font-name-asian="F" style:font-family-generic-asian="system" style:font-pitch-asian="variable" style:font-size-asian="10pt" style:font-size-complex="10pt"/>
    </style:style>
    <style:style style:name="Numbered_20_Paragraph_20_-_20_Level_20_3_20_Char" style:display-name="Numbered Paragraph - Level 3 Char" style:family="text" style:parent-style-name="Body_20_Text_20_Char" loext:linked-style-name="Numbered_20_Paragraph_20_-_20_Level_20_3">
      <style:text-properties style:letter-kerning="true"/>
    </style:style>
    <style:style style:name="_33_b_20_-_20_Paragraph_20_Outline_20_Char" style:display-name="3b - Paragraph Outline Char" style:family="text" style:parent-style-name="Body_20_Text_20_Char" loext:linked-style-name="_33_b_20_-_20_Paragraph_20_Outline">
      <style:text-properties style:letter-kerning="true"/>
    </style:style>
    <style:style style:name="_31_b_20_-_20_List_20_Char" style:display-name="1b - List Char" style:family="text" style:parent-style-name="Body_20_Text_20_Char" loext:linked-style-name="_31_b_20_-_20_List">
      <style:text-properties style:letter-kerning="true"/>
    </style:style>
    <style:style style:name="_32_b_20_-_20_List_20_Char" style:display-name="2b - List Char" style:family="text" style:parent-style-name="_31_b_20_-_20_List_20_Char" loext:linked-style-name="_32_b_20_-_20_List">
      <style:text-properties style:letter-kerning="true"/>
    </style:style>
    <style:style style:name="_33_b_20_-_20_List_20_Char" style:display-name="3b - List Char" style:family="text" style:parent-style-name="Body_20_Text_20_Indent_20_2_20_Char" loext:linked-style-name="_33_b_20_-_20_Lis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text-blinking="false" style:font-size-asian="12pt" style:font-style-asian="normal" style:font-weight-asian="normal" style:font-style-complex="normal" style:font-weight-complex="normal" style:text-emphasize="none" style:font-relief="none" text:display="tru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use-window-font-color="true" loext:opacity="0%" style:font-name="Minion" fo:font-family="Minion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text-transform="uppercase" style:use-window-font-color="true" loext:opacity="0%" style:font-name="Minion" fo:font-family="Minion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74" style:display-name="ListLabel 74" style:family="text">
      <style:text-properties style:use-window-font-color="true" loext:opacity="0%" style:font-name="Minion" fo:font-family="Minion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75" style:display-name="ListLabel 75" style:family="text">
      <style:text-properties style:use-window-font-color="true" loext:opacity="0%" style:font-name="Minion" fo:font-family="Minion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76" style:display-name="ListLabel 76" style:family="text">
      <style:text-properties style:use-window-font-color="true" loext:opacity="0%" style:font-name="Minion" fo:font-family="Minion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77" style:display-name="ListLabel 77" style:family="text">
      <style:text-properties style:use-window-font-color="true" loext:opacity="0%" style:font-name="Minion" fo:font-family="Minion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83" style:display-name="ListLabel 83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84" style:display-name="ListLabel 8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text:display="true"/>
    </style:style>
    <style:style style:name="ListLabel_20_85" style:display-name="ListLabel 85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variant="normal" fo:text-transform="none" style:use-window-font-color="true" loext:opacity="0%" style:text-line-through-style="none" style:text-line-through-type="none" style:text-position="0% 100%" style:font-name="Minion" fo:font-family="Minion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CBA_20_Outline" style:display-name="NCBA Outline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CBA_20_Lists" style:display-name="NCBA Lists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CHAPTER %1%" style:num-prefix="CHAPTER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75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text:style-name="ListLabel_20_83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  <style:text-properties style:font-name="Symbol"/>
      </text:list-level-style-bullet>
      <text:list-level-style-number text:level="4" text:style-name="ListLabel_20_85" loext:num-list-format="(%4%)" style:num-prefix="(" style:num-suffix=")" style:num-format="i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1T13:48:20</meta:creation-date>
    <dc:language>en-US</dc:language>
    <meta:print-date>2018-05-20T18:37:00</meta:print-date>
    <dc:date>2025-12-31T14:42:18.043382168</dc:date>
    <meta:editing-cycles>25</meta:editing-cycles>
    <meta:editing-duration>PT28M6S</meta:editing-duration>
    <meta:generator>LibreOffice/24.2.7.2$Linux_X86_64 LibreOffice_project/420$Build-2</meta:generator>
    <meta:document-statistic meta:table-count="0" meta:image-count="0" meta:object-count="0" meta:page-count="2" meta:paragraph-count="23" meta:word-count="182" meta:character-count="1050" meta:non-whitespace-character-count="887"/>
    <meta:user-defined meta:name="AppVersion">15.0000</meta:user-defined>
    <meta:user-defined meta:name="Company">North Carolina Bar Association</meta:user-defined>
    <meta:template xlink:type="simple" xlink:actuate="onRequest" xlink:title="CLE Program Manuscript Template for Speakers.dotx" xlink:href=""/>
  </office:meta>
</office:document-meta>
</file>